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97b" officeooo:paragraph-rsid="0018797b"/>
    </style:style>
    <style:style style:name="P2" style:family="paragraph" style:parent-style-name="Standard">
      <style:text-properties fo:color="#c9211e" loext:opacity="100%" officeooo:rsid="0018797b" officeooo:paragraph-rsid="0018797b"/>
    </style:style>
    <style:style style:name="P3" style:family="paragraph" style:parent-style-name="Standard">
      <style:text-properties fo:color="#c9211e" loext:opacity="100%" officeooo:rsid="0019aba2" officeooo:paragraph-rsid="0019aba2"/>
    </style:style>
    <style:style style:name="P4" style:family="paragraph" style:parent-style-name="Standard">
      <style:text-properties fo:color="#c9211e" loext:opacity="100%" officeooo:rsid="001ab10a" officeooo:paragraph-rsid="001ab10a"/>
    </style:style>
    <style:style style:name="P5" style:family="paragraph" style:parent-style-name="Standard">
      <style:text-properties fo:color="#c9211e" loext:opacity="100%" officeooo:rsid="001da698" officeooo:paragraph-rsid="001da698"/>
    </style:style>
    <style:style style:name="P6" style:family="paragraph" style:parent-style-name="Standard">
      <style:text-properties fo:color="#c9211e" loext:opacity="100%" officeooo:rsid="001edb1f" officeooo:paragraph-rsid="001edb1f"/>
    </style:style>
    <style:style style:name="P7" style:family="paragraph" style:parent-style-name="Standard">
      <style:text-properties officeooo:rsid="0019aba2" officeooo:paragraph-rsid="0019aba2"/>
    </style:style>
    <style:style style:name="P8" style:family="paragraph" style:parent-style-name="Standard">
      <style:text-properties officeooo:rsid="001ab10a" officeooo:paragraph-rsid="001ab10a"/>
    </style:style>
    <style:style style:name="P9" style:family="paragraph" style:parent-style-name="Standard">
      <style:text-properties officeooo:rsid="001b7ee7" officeooo:paragraph-rsid="001b7ee7"/>
    </style:style>
    <style:style style:name="P10" style:family="paragraph" style:parent-style-name="Standard">
      <style:text-properties officeooo:rsid="001da698" officeooo:paragraph-rsid="001da698"/>
    </style:style>
    <style:style style:name="P11" style:family="paragraph" style:parent-style-name="Standard">
      <style:text-properties officeooo:rsid="001edb1f" officeooo:paragraph-rsid="001edb1f"/>
    </style:style>
    <style:style style:name="P12" style:family="paragraph" style:parent-style-name="Standard">
      <style:text-properties officeooo:rsid="001fe359" officeooo:paragraph-rsid="001fe359"/>
    </style:style>
    <style:style style:name="P13" style:family="paragraph" style:parent-style-name="Standard">
      <style:text-properties officeooo:paragraph-rsid="0020447a"/>
    </style:style>
    <style:style style:name="P14" style:family="paragraph" style:parent-style-name="Standard">
      <style:text-properties officeooo:rsid="001edb1f" officeooo:paragraph-rsid="001edb1f"/>
    </style:style>
    <style:style style:name="P15" style:family="paragraph" style:parent-style-name="Standard">
      <style:text-properties officeooo:rsid="002263a1" officeooo:paragraph-rsid="002263a1"/>
    </style:style>
    <style:style style:name="P16" style:family="paragraph" style:parent-style-name="Standard">
      <style:text-properties fo:color="#c9211e" loext:opacity="100%" officeooo:rsid="002263a1" officeooo:paragraph-rsid="002263a1"/>
    </style:style>
    <style:style style:name="P17" style:family="paragraph" style:parent-style-name="Standard">
      <style:text-properties fo:color="#c9211e" loext:opacity="100%" fo:language="en" fo:country="GB" officeooo:rsid="002263a1" officeooo:paragraph-rsid="002263a1"/>
    </style:style>
    <style:style style:name="P18" style:family="paragraph" style:parent-style-name="Standard">
      <style:text-properties fo:color="#c9211e" loext:opacity="100%" fo:language="en" fo:country="GB" officeooo:rsid="00238957" officeooo:paragraph-rsid="00238957"/>
    </style:style>
    <style:style style:name="P19" style:family="paragraph" style:parent-style-name="Standard">
      <style:text-properties fo:language="en" fo:country="GB" officeooo:rsid="002263a1" officeooo:paragraph-rsid="002263a1"/>
    </style:style>
    <style:style style:name="P20" style:family="paragraph" style:parent-style-name="Standard">
      <style:text-properties fo:language="en" fo:country="GB" officeooo:rsid="00238957" officeooo:paragraph-rsid="00238957"/>
    </style:style>
    <style:style style:name="T1" style:family="text">
      <style:text-properties officeooo:rsid="001b7ee7"/>
    </style:style>
    <style:style style:name="T2" style:family="text">
      <style:text-properties officeooo:rsid="001bfab7"/>
    </style:style>
    <style:style style:name="T3" style:family="text">
      <style:text-properties fo:color="#c9211e" loext:opacity="100%" officeooo:rsid="0020447a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238957"/>
    </style:style>
    <style:style style:name="T6" style:family="text">
      <style:text-properties officeooo:rsid="0024c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Full list of x86 opcodes: </text:span><text:a xlink:type="simple" xlink:href="http://ref.x86asm.net/coder32.html" text:style-name="Internet_20_link" text:visited-style-name="Visited_20_Internet_20_Link">coder32 edition | X86 Opcode and Instruction Reference 1.12 (x86asm.net)</text:a> </text:p>
      <text:p text:style-name="P2"/>
      <text:p text:style-name="P2">mov</text:p>
      <text:p text:style-name="P1">→ moves source to dest</text:p>
      <text:p text:style-name="P1"/>
      <text:p text:style-name="P2">movzx</text:p>
      <text:p text:style-name="P1">→ moves 8/16 bit source to 16/32 bit dest and sets most significant bits to 0 (unsigned values only)</text:p>
      <text:p text:style-name="P1"/>
      <text:p text:style-name="P2">movsx</text:p>
      <text:p text:style-name="P1">→ moves 8/16 bit source to 16/32 bit dest and sets most significant bits to 1 (signed values only)</text:p>
      <text:p text:style-name="P1"/>
      <text:p text:style-name="P2">Direct-Offset Operands</text:p>
      <text:p text:style-name="P1">numArray BYTE 00h, 01h, 02h, 03h, 04h</text:p>
      <text:p text:style-name="P1"/>
      <text:p text:style-name="P1">mov al, numArray<text:tab/><text:tab/>; AL = 00h</text:p>
      <text:p text:style-name="P1">mov ah, [numArray+1]<text:tab/>; AH = 01h</text:p>
      <text:p text:style-name="P1"/>
      <text:p text:style-name="P3">Memory Addressing Modes</text:p>
      <text:p text:style-name="P7">Effective address = <text:tab/>BaseReg + <text:tab/>IndexReg * <text:tab/><text:tab/><text:tab/>ScaleFactor + <text:tab/>Disp<text:span text:style-name="T2">lacement</text:span></text:p>
      <text:p text:style-name="P7"><text:tab/><text:tab/><text:tab/>any GPR<text:tab/>any GPR (except ESP)<text:tab/>1,2,4,8<text:tab/><text:tab/>const val</text:p>
      <text:p text:style-name="P7"/>
      <text:p text:style-name="P7">Disp:<text:tab/><text:tab/><text:tab/><text:tab/><text:tab/>mov eax,[myVal]</text:p>
      <text:p text:style-name="P7">BaseReg:<text:tab/><text:tab/><text:tab/><text:tab/>mov eax,[ebx]</text:p>
      <text:p text:style-name="P7">BaseReg + Disp:<text:tab/><text:tab/><text:tab/>mov eax,[ebx+12]</text:p>
      <text:p text:style-name="P7">Disp + IndexReg * SF:<text:tab/><text:tab/>mov eax,[MyArray+esi*4]</text:p>
      <text:p text:style-name="P7">BaseReg + IndexReg:<text:tab/><text:tab/><text:tab/>mov eax,[ebx+esi]</text:p>
      <text:p text:style-name="P7">BaseReg + IndexReg + Disp:<text:tab/><text:tab/>mov eax,[ebx+esi+12]</text:p>
      <text:p text:style-name="P7">BaseReg + IndexReg * SF:<text:tab/><text:tab/>mov eax,[ebx+esi*4]</text:p>
      <text:p text:style-name="P7">BaseReg + IndexReg * SF + Disp:<text:tab/>mov eax,[ebx+esi*4+20]</text:p>
      <text:p text:style-name="P7"/>
      <text:p text:style-name="P4">inc/dec</text:p>
      <text:p text:style-name="P8">.<text:span text:style-name="T1">data</text:span></text:p>
      <text:p text:style-name="P9">myWord WORD 1000h</text:p>
      <text:p text:style-name="P9">.code</text:p>
      <text:p text:style-name="P9">inc myWord<text:tab/><text:tab/><text:tab/>; myWord = 1001h</text:p>
      <text:p text:style-name="P9">mov bx, myWord</text:p>
      <text:p text:style-name="P9">dec bx<text:tab/><text:tab/><text:tab/><text:tab/>; BX = 1000h</text:p>
      <text:p text:style-name="P9"/>
      <text:p text:style-name="P5">add/sub</text:p>
      <text:p text:style-name="P10">.data</text:p>
      <text:p text:style-name="P10">var1 DWORD 10000h</text:p>
      <text:p text:style-name="P10">var2 DWORD 20000h</text:p>
      <text:p text:style-name="P10">mov eax, var1</text:p>
      <text:p text:style-name="P10">add eax, var2</text:p>
      <text:p text:style-name="P10">sub eax, var2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oft-page-break/>Data Operators/Directives</text:p>
      <text:p text:style-name="P11">OFFSET<text:tab/>→ returns offset of data label</text:p>
      <text:p text:style-name="P11">PTR<text:tab/><text:tab/>→ override operand’s default size</text:p>
      <text:p text:style-name="P11">TYPE<text:tab/><text:tab/>→ returns size of operand/array element</text:p>
      <text:p text:style-name="P11">LENGTHOF<text:tab/>→ returns number of elements in array</text:p>
      <text:p text:style-name="P11">SIZEOF<text:tab/>→ returns number of bytes used by array initializer</text:p>
      <text:p text:style-name="P12">LABEL<text:tab/>→ redefines same variable with different size attributes</text:p>
      <text:p text:style-name="P12">ALIGN<text:tab/>→ aligns variable on a boundary</text:p>
      <text:p text:style-name="P11"/>
      <text:p text:style-name="P16">jmp</text:p>
      <text:p text:style-name="P15">→ e.g. loop using a label</text:p>
      <text:p text:style-name="P15">loop1:</text:p>
      <text:p text:style-name="P15"><text:tab/>...</text:p>
      <text:p text:style-name="P15"><text:tab/>jmp loop1</text:p>
      <text:p text:style-name="P15"/>
      <text:p text:style-name="P16">loop</text:p>
      <text:p text:style-name="P15">→ subtract 1 from ECX, if ECX != 0 → jump to label</text:p>
      <text:p text:style-name="P15">mov ecx,5</text:p>
      <text:p text:style-name="P15">loop1:</text:p>
      <text:p text:style-name="P15"><text:tab/>…</text:p>
      <text:p text:style-name="P15"><text:tab/>loop loop1</text:p>
      <text:p text:style-name="P15"/>
      <text:p text:style-name="P16">and</text:p>
      <text:p text:style-name="P15">→ AND operation on source (reg,mem,imm) and destination (reg, mem) </text:p>
      <text:p text:style-name="P15">→ stores result in first operand (destination)</text:p>
      <text:p text:style-name="P15">and eax, 10h</text:p>
      <text:p text:style-name="P15"/>
      <text:p text:style-name="P16">or</text:p>
      <text:p text:style-name="P15">→ OR operation on source (reg,mem,imm) and destination (reg, mem) </text:p>
      <text:p text:style-name="P15">→ stores result in first operand (destination)</text:p>
      <text:p text:style-name="P15">or eax, 10h</text:p>
      <text:p text:style-name="P15"/>
      <text:p text:style-name="P16">test</text:p>
      <text:p text:style-name="P15">→ implied AND operation on source (reg,mem,imm) and destination (reg, mem) </text:p>
      <text:p text:style-name="P15">→ does not store result in first operand (destination)</text:p>
      <text:p text:style-name="P15"><text:span text:style-name="T6">test</text:span> eax, 10h</text:p>
      <text:p text:style-name="P15"/>
      <text:p text:style-name="P17">cmp</text:p>
      <text:p text:style-name="P19">→ </text:p>
      <text:p text:style-name="P19"/>
      <text:p text:style-name="P17">j<text:span text:style-name="T4">z/jnz/jc/jnc/jo/jno/js/jns/jp/jnp</text:span></text:p>
      <text:p text:style-name="P19"><text:span text:style-name="T4">→ jump </text:span><text:span text:style-name="T5">if</text:span><text:span text:style-name="T4"> carry/zero/overflow/signed/parity flag is [not] set</text:span></text:p>
      <text:p text:style-name="P19"><text:span text:style-name="T4"/></text:p>
      <text:p text:style-name="P18"><text:span text:style-name="T4">je/jne/jcxz/jecxz</text:span></text:p>
      <text:p text:style-name="P20"><text:span text:style-name="T4">→ jump if [not] equal/CX == 0/ECX == 0</text:span></text:p>
      <text:p text:style-name="P20"><text:span text:style-name="T4"/></text:p>
      <text:p text:style-name="P20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2:01:54.838000000</meta:creation-date>
    <dc:date>2024-08-02T00:19:27.779000000</dc:date>
    <meta:editing-duration>PT4H36M31S</meta:editing-duration>
    <meta:editing-cycles>9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73" meta:word-count="364" meta:character-count="2128" meta:non-whitespace-character-count="1796"/>
  </office:meta>
</office:document-meta>
</file>